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1513119295239639812"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98262493236326450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68686254000377153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782297797363671434"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08727250648377085"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646738859830704761"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05525918115098157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511446136995623562"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767619" text:continue-list="list505525918115098157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04334441131195599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5247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6962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754629"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753754"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52707"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0712891148720816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4617110299953685118"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62616902320581372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48356"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53366451146211222"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14689644199253475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483701112727791376" text:style-name="L15">
        <text:list-item>
          <text:list>
            <text:list-header>
              <text:p text:style-name="P170">1.5 miles averaging about 9:40/mile and rest 1 min</text:p>
            </text:list-header>
          </text:list>
        </text:list-item>
      </text:list>
      <text:p text:style-name="P23">1 mile in 8:26 and rest 2 min</text:p>
      <text:list xml:id="list489938259527505673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803206657965212570"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58099"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913104989543852702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87867414444776516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91998564444888116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768893" text:continue-list="list3878674144447765163" text:style-name="L19">
        <text:list-item>
          <text:list>
            <text:list-header>
              <text:p text:style-name="P174">(Pace*HR)=1240</text:p>
            </text:list-header>
          </text:list>
        </text:list-item>
      </text:list>
      <text:list xml:id="list37774050" text:continue-list="list9131049895438527024" text:style-name="L18">
        <text:list-item>
          <text:list>
            <text:list-header>
              <text:p text:style-name="P173">2 miles at 10:46/mile Ave HR= 121 bpm and rest a few minutes</text:p>
            </text:list-header>
          </text:list>
        </text:list-item>
      </text:list>
      <text:list xml:id="list37746948" text:continue-list="list3776889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77321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202872802149092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02567986471196951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14632767203830727"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875408205659643644"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02363021163332871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4102893818735970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752546"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4840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281575867163496933"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829478350233081733"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last few runs on this course.</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94731656322002098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text:soft-page-break/>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5T17:51:46.96</dc:date>
    <dc:creator>James Lombardi</dc:creator>
    <meta:editing-duration>P19DT42M53S</meta:editing-duration>
    <meta:editing-cycles>1482</meta:editing-cycles>
    <meta:generator>OpenOffice/4.1.2$Win32 OpenOffice.org_project/412m3$Build-9782</meta:generator>
    <meta:document-statistic meta:table-count="0" meta:image-count="9" meta:object-count="0" meta:page-count="156" meta:paragraph-count="4441" meta:word-count="48603" meta:character-count="249740"/>
  </office:meta>
</office:document-meta>
</file>